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JP Regular" svg:font-family="Noto Sans CJK JP Regular" style:font-family-generic="system" style:font-pitch="variable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Consolas" style:font-name-asian="맑은 고딕" fo:font-size="14pt" style:font-size-asian="14pt" style:font-size-complex="11pt"/>
    </style:style>
    <style:style style:name="P2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3" style:parent-style-name="Standard" style:family="paragraph">
      <style:paragraph-properties fo:text-align="end"/>
      <style:text-properties style:font-name="Consolas" style:font-name-asian="맑은 고딕" fo:font-size="11pt" style:font-size-asian="11pt" style:font-size-complex="11pt"/>
    </style:style>
    <style:style style:name="P4" style:parent-style-name="Standard" style:family="paragraph">
      <style:paragraph-properties fo:text-align="end"/>
      <style:text-properties style:font-name="Consolas" style:font-name-asian="맑은 고딕" fo:font-size="11pt" style:font-size-asian="11pt" style:font-size-complex="11pt"/>
    </style:style>
    <style:style style:name="P5" style:parent-style-name="Standard" style:family="paragraph">
      <style:paragraph-properties fo:text-align="end"/>
      <style:text-properties style:font-name="Consolas" style:font-name-asian="맑은 고딕" fo:font-size="11pt" style:font-size-asian="11pt" style:font-size-complex="11pt"/>
    </style:style>
    <style:style style:name="P6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7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8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9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0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1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2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3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4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5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6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7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8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9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20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21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22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23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24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25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26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27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28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29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30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31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32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33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34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35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36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37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38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39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40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41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42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43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44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45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46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47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48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49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50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51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52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53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54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55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56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57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58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59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60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61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62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63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64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65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66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67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68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69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70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71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72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73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74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75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76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77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78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79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80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81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82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83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84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85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86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87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88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89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90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91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92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93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94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95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96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97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98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99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00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01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02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03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04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05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06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07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08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09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10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11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12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13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14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15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16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17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18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19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20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21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22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23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24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25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26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27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28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29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30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31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32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33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34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35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36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37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38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39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40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41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42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43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44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45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46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47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48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49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50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51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52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53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54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55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56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57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58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59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60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61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62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63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64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65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66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67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68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69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70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71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72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73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74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75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76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77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78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79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80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81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82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83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84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85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86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87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88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89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90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91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92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93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94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P195" style:parent-style-name="Standard" style:family="paragraph">
      <style:text-properties style:font-name="Consolas" style:font-name-asian="맑은 고딕" fo:font-size="11pt" style:font-size-asian="11pt" style:font-size-complex="11pt"/>
    </style:style>
    <style:style style:name="T196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197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198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199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00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01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02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03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04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05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06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07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08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09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10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11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12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13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14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15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16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17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18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19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20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21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22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23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24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25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26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27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28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29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30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31" style:parent-style-name="기본단락글꼴" style:family="text">
      <style:text-properties style:font-name="Consolas" style:font-name-asian="맑은 고딕" fo:font-size="11pt" style:font-size-asian="11pt" style:font-size-complex="11pt"/>
    </style:style>
    <style:style style:name="T232" style:parent-style-name="기본단락글꼴" style:family="text">
      <style:text-properties style:font-name="Consolas" style:font-name-asian="맑은 고딕" fo:font-size="11pt" style:font-size-asian="11pt" style:font-size-complex="11pt"/>
    </style:style>
  </office:automatic-styles>
  <office:body>
    <office:text text:use-soft-page-breaks="true">
      <text:p text:style-name="P1">CS330 HW1</text:p>
      <text:p text:style-name="P2"/>
      <text:p text:style-name="P3">team 27 :</text:p>
      <text:p text:style-name="P4">20150109<text:s/>김동균</text:p>
      <text:p text:style-name="P5">20150195<text:s/>김정우</text:p>
      <text:p text:style-name="P6"/>
      <text:p text:style-name="P7">Question 1</text:p>
      <text:p text:style-name="P8"/>
      <text:p text:style-name="P9">가정:</text:p>
      <text:p text:style-name="P10">버퍼와<text:s/>세마포어의<text:s/>연산을<text:s/>수행해주는<text:s/>시스템이<text:s/>존재한다.</text:p>
      <text:p text:style-name="P11">cook은<text:s/>초기값<text:s/>0인<text:s/>세마포어<text:s/>sema_cook을<text:s/>가지고<text:s/>있고<text:s/>각<text:s/>customer는<text:s/>초기값<text:s/>0인<text:s/>세마포어<text:s/>sema_customer를<text:s/>가지고<text:s/>있다.</text:p>
      <text:p text:style-name="P12">크기<text:s/>n의<text:s/>전역<text:s/>버퍼<text:s/>store가<text:s/>있어<text:s/>가게<text:s/>안에<text:s/>앉아<text:s/>있는<text:s/>customer들을<text:s/>나타낸다.</text:p>
      <text:p text:style-name="P13">크기<text:s/>무제한의<text:s/>전역<text:s/>버퍼<text:s/>orders_list가<text:s/>있어<text:s/>customer들의<text:s/>주문<text:s/>내역을<text:s/>저장한다.</text:p>
      <text:p text:style-name="P14">cook은<text:s/>쉬지<text:s/>않고<text:s/>일한다.</text:p>
      <text:p text:style-name="P15"/>
      <text:p text:style-name="P16">cook:<text:s/></text:p>
      <text:p text:style-name="P17"><text:tab/>while (true):</text:p>
      <text:p text:style-name="P18"><text:tab/><text:tab/>//<text:s/>주문<text:s/>내역을<text:s/>확인하여,<text:s/>케밥을<text:s/>줄<text:s/>customer가<text:s/>없으면<text:s/>쉰다.</text:p>
      <text:p text:style-name="P19"><text:tab/><text:tab/>sema_down<text:s/>(sema_cook)</text:p>
      <text:p text:style-name="P20"><text:tab/><text:tab/>//<text:s/>customer가<text:s/>남았다면<text:s/>customer에게<text:s/>줄<text:s/>케밥을<text:s/>만든다.</text:p>
      <text:p text:style-name="P21"><text:tab/><text:tab/>making_kebab<text:s/>()</text:p>
      <text:p text:style-name="P22"><text:tab/><text:tab/>//<text:s/>주문<text:s/>내역<text:s/>하나를<text:s/>빼고,<text:s/>customer에게<text:s/>케밥이<text:s/>완성되었음을<text:s/>알린다.</text:p>
      <text:p text:style-name="P23"><text:tab/><text:tab/>sema_up<text:s/>(pop_front (orders_list))</text:p>
      <text:p text:style-name="P24"/>
      <text:p text:style-name="P25">customer:</text:p>
      <text:p text:style-name="P26"><text:tab/>//<text:s/>가게가<text:s/>꽉<text:s/>차있으면<text:s/>포기한다.</text:p>
      <text:p text:style-name="P27"><text:tab/>if store<text:s/>is full:</text:p>
      <text:p text:style-name="P28"><text:tab/><text:tab/>leave_without_kebab()</text:p>
      <text:p text:style-name="P29"/>
      <text:p text:style-name="P30"><text:tab/>//<text:s/>가게에<text:s/>들어가며,<text:s/>주문<text:s/>내역을<text:s/>작성한<text:s/>후<text:s/>cook에게<text:s/>준다.</text:p>
      <text:p text:style-name="P31"><text:tab/>insert (itself at store)</text:p>
      <text:p text:style-name="P32"><text:tab/>push_back (itself at<text:s/>orders_list)</text:p>
      <text:p text:style-name="P33"><text:tab/>sema_up<text:s/>(sema_cook)</text:p>
      <text:p text:style-name="P34"/>
      <text:p text:style-name="P35"><text:tab/>//<text:s/>케밥이<text:s/>나올<text:s/>때까지<text:s/>대기한다.</text:p>
      <text:p text:style-name="P36"><text:tab/>sema_down (sema_customer of itself)</text:p>
      <text:p text:style-name="P37"/>
      <text:p text:style-name="P38"><text:tab/>//<text:s/>케밥을<text:s/>가지고<text:s/>나간다.</text:p>
      <text:p text:style-name="P39"><text:tab/>getting_kebab<text:s/>()</text:p>
      <text:p text:style-name="P40"><text:tab/>remove (itself from store)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soft-page-break/>
      <text:p text:style-name="P48">Question 2</text:p>
      <text:p text:style-name="P49"/>
      <text:p text:style-name="P50">struct lock {</text:p>
      <text:p text:style-name="P51"><text:tab/>int is_blocked;<text:tab/>//<text:s/>대기<text:s/>중인<text:s/>프로세스가<text:s/>있으면<text:s/>1,<text:s/>없으면<text:s/>0. 0으로<text:s/>초기화.</text:p>
      <text:p text:style-name="P52">};</text:p>
      <text:p text:style-name="P53"/>
      <text:p text:style-name="P54">void acquire(struct lock *lock) {</text:p>
      <text:p text:style-name="P55"><text:tab/>while (!compare_and_swap(&amp;lock-&gt;is_locked, 0, 1));</text:p>
      <text:p text:style-name="P56">}</text:p>
      <text:p text:style-name="P57"/>
      <text:p text:style-name="P58">void release(struct lock *lock) {</text:p>
      <text:p text:style-name="P59"><text:tab/>compare_and_swap(&amp;lock-&gt;is_locked, 1, 0);</text:p>
      <text:p text:style-name="P60">}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soft-page-break/>
      <text:p text:style-name="P104">Question 3</text:p>
      <text:p text:style-name="P105"/>
      <text:p text:style-name="P106">0.<text:s/>System Layout</text:p>
      <text:p text:style-name="P107"/>
      <text:p text:style-name="P108">시스템<text:s/>위에<text:s/>여러<text:s/>프로세스가<text:s/>동작한다.<text:s/>시스템의<text:s/>컨트롤과<text:s/>각<text:s/>프로세스의<text:s/>컨트롤은<text:s/>시스템<text:s/>모드와<text:s/>프로세스<text:s/>모드로<text:s/>분리되어<text:s/>있으며<text:s/>모드<text:s/>전환<text:s/>시<text:s/>서로의<text:s/>레지스터<text:s/>셋과<text:s/>메모리<text:s/>공간의<text:s/>컨택스트<text:s/>스위칭이<text:s/>일어난다.</text:p>
      <text:p text:style-name="P109">모든<text:s/>시단위는<text:s/>tick이며,<text:s/>매<text:s/>tick<text:s/>시작<text:s/>시<text:s/>시스템이<text:s/>특정<text:s/>이벤트의<text:s/>종료<text:s/>신호나<text:s/><text:tab/>타임아웃<text:s/>등을<text:s/>참고하여<text:s/>프로세스를<text:s/>운영하며<text:s/>이<text:s/>운영과정이<text:s/>끝난<text:s/>후<text:s/>프로세스<text:s/>모드로<text:s/>전환되어<text:s/>프로세스의<text:s/>작업을<text:s/>수행한다.</text:p>
      <text:p text:style-name="P110">모드<text:s/>전환이<text:s/>매<text:s/>tick마다<text:s/>일어나므로,<text:s/>한<text:s/>tick의<text:s/>길이는<text:s/>시스템의<text:s/>tick별<text:s/>운영시간이<text:s/>tick의<text:s/>매우<text:s/>일부를<text:s/>차지하도록<text:s/>정의해야<text:s/>한다.</text:p>
      <text:p text:style-name="P111"/>
      <text:p text:style-name="P112">프로세스는<text:s/>시스템의<text:s/>운영을<text:s/>담당하는<text:s/>시스템<text:s/>프로세스와<text:s/>유저의<text:s/>작업을<text:s/>수행하는<text:s/>유저<text:s/>프로세스로<text:s/>나뉜다.<text:s/>시스템<text:s/>프로세스들은<text:s/>다음과<text:s/>같으며,<text:s/>이들은<text:s/>부팅<text:s/>후부터<text:s/>시스템이<text:s/>종료할<text:s/>때까지<text:s/>항상<text:s/>존재한다.</text:p>
      <text:p text:style-name="P113"><text:tab/><text:tab/>-<text:s/>system_console -<text:s/>유저와의<text:s/>소통을<text:s/>담당한다.</text:p>
      <text:p text:style-name="P114"><text:tab/><text:tab/>-<text:s/>system_creator -<text:s/>프로세스의<text:s/>생성을<text:s/>담당한다.</text:p>
      <text:p text:style-name="P115"><text:tab/><text:tab/>-<text:s/>system_deletor -<text:s/>프로세스의<text:s/>제거를<text:s/>담당한다.</text:p>
      <text:p text:style-name="P116"><text:tab/><text:tab/>-<text:s/>system_event_handler -<text:s/>특정<text:s/>이벤트의<text:s/>처리를<text:s/>담당한다.</text:p>
      <text:p text:style-name="P117">프로세스가<text:s/>부를<text:s/>수<text:s/>있는<text:s/>이벤트의<text:s/>종류와<text:s/>개수가<text:s/>정해져<text:s/>있으며,<text:s/>system_event_handler는<text:s/>각<text:s/>이벤트마다<text:s/>독립적으로<text:s/>존재한다.<text:s/>이벤트들은<text:s/>필요에<text:s/>따라<text:s/>추가하면<text:s/>된다.<text:s/>예를<text:s/>들어<text:s/>wait_for_process라는<text:s/>이벤트는<text:s/>한<text:s/>프로세스의<text:s/>종료를<text:s/>기다리는<text:s/>이벤트라고<text:s/>하자.<text:s/>이때<text:s/>system_event_handler[wait_for_process]는<text:s/>기다릴<text:s/>프로세스의<text:s/>식별자를<text:s/>받아<text:s/>그<text:s/>프로세스가<text:s/>종료됨을<text:s/>확인하고<text:s/>시스템에게<text:s/>이벤트<text:s/>종료<text:s/>신호를<text:s/>보낸다.</text:p>
      <text:p text:style-name="P118"/>
      <text:p text:style-name="P119">메모리<text:s/>공간은<text:s/>크게<text:s/>시스템<text:s/>공간과<text:s/>프로세스<text:s/>공간으로<text:s/>나뉘며,<text:s/>프로세스는<text:s/>시스템<text:s/>공간은<text:s/>물론<text:s/>다른<text:s/>프로세스<text:s/>공간에<text:s/>접근할<text:s/>수<text:s/>없다.<text:s/>모든<text:s/>자료의<text:s/>공유는<text:s/>시스템에<text:s/>의해<text:s/>수행된다.</text:p>
      <text:p text:style-name="P120"/>
      <text:p text:style-name="P121"/>
      <text:p text:style-name="P122"/>
      <text:p text:style-name="P123">1.<text:s/>Data<text:s/>Structures</text:p>
      <text:p text:style-name="P124"/>
      <text:p text:style-name="P125">모든<text:s/>프로세스는<text:s/>동일한<text:s/>자료구조로<text:s/>이루어져<text:s/>있다.</text:p>
      <text:p text:style-name="P126"/>
      <text:p text:style-name="P127"><text:tab/>- pid :<text:s/>프로세스<text:s/>식별자.<text:s/>시스템<text:s/>프로세스는<text:s/>음의<text:s/>정수를<text:s/>가지고,<text:s/>유저<text:s/>프로세스는<text:s/><text:tab/>양의<text:s/>정수를<text:s/>가진다.</text:p>
      <text:p text:style-name="P128"><text:tab/>- status:<text:s/>현재<text:s/>스케줄링<text:s/>상태.<text:s/>다음<text:s/>중<text:s/>하나이다.</text:p>
      <text:p text:style-name="P129"><text:tab/><text:tab/>CREATING:<text:s/>생성<text:s/>중</text:p>
      <text:p text:style-name="P130"><text:tab/><text:tab/>READY : CPU<text:s/>사용<text:s/>준비됨</text:p>
      <text:p text:style-name="P131"><text:tab/><text:tab/>RUNNING : CPU<text:s/>사용<text:s/>중</text:p>
      <text:p text:style-name="P132"><text:tab/><text:tab/>WAITING :<text:s/>특정<text:s/>이벤트<text:s/>대기<text:s/>중</text:p>
      <text:soft-page-break/>
      <text:p text:style-name="P133"><text:tab/><text:tab/>DELETING :<text:s/>제거<text:s/>중</text:p>
      <text:p text:style-name="P134"><text:tab/>-<text:s/>priority :<text:s/>스케줄링<text:s/>우선순위.<text:s/>1부터<text:s/>10까지<text:s/>존재한다.</text:p>
      <text:p text:style-name="P135"><text:tab/>- reg_set :<text:s/>레지스터<text:s/>집합.<text:s/>PC, SP, AC<text:s/>등<text:s/>모든<text:s/>레지스터를<text:s/>포함한다.</text:p>
      <text:p text:style-name="P136"><text:tab/>- pagedir :<text:s/>페이지<text:s/>디렉토리.<text:s/>할당된<text:s/>페이지<text:s/>디렉토리<text:s/>주소를<text:s/>나타낸다.</text:p>
      <text:p text:style-name="P137"><text:tab/>- acq_io :<text:s/>사용하고<text:s/>있는<text:s/>io<text:s/>목록.<text:s/>I/O<text:s/>장치,<text:s/>파일<text:s/>등</text:p>
      <text:p text:style-name="P138"/>
      <text:p text:style-name="P139">프로세스<text:s/>스케줄링에<text:s/>필요한<text:s/>자료구조는<text:s/>하나의<text:s/>포인터와<text:s/>4종류의<text:s/>큐이다.</text:p>
      <text:p text:style-name="P140"/>
      <text:p text:style-name="P141"><text:tab/>-<text:s/>running_process :<text:s/>현재<text:s/>CPU를<text:s/>사용<text:s/>중인<text:s/>프로세스를<text:s/>가리키는<text:s/>포인터이다.</text:p>
      <text:p text:style-name="P142"><text:tab/>- ready_queue : READY<text:s/>상태인<text:s/>프로세스들의<text:s/>큐이다.</text:p>
      <text:p text:style-name="P143"><text:tab/>- event_queue :<text:s/>특정<text:s/>이벤트를<text:s/>대기중인<text:s/>프로세스들의<text:s/>큐이며,<text:s/>이벤트마다<text:s/><text:tab/>독립적으로<text:s/>존재한다.</text:p>
      <text:p text:style-name="P144"><text:tab/>- creating_queue :<text:s/>프로세스<text:s/>생성을<text:s/>위한<text:s/>실행파일<text:s/>정보들의<text:s/>큐이다.</text:p>
      <text:p text:style-name="P145"><text:tab/>-<text:s/>deleting_queue :<text:s/>삭제<text:s/>중인<text:s/>프로세스들의<text:s/>큐이다.</text:p>
      <text:p text:style-name="P146"/>
      <text:p text:style-name="P147"/>
      <text:p text:style-name="P148"/>
      <text:p text:style-name="P149">2. Scheduling Policy</text:p>
      <text:p text:style-name="P150"/>
      <text:p text:style-name="P151">ready_queue<text:s/>안의<text:s/>모든<text:s/>프로세스는<text:s/>돌아가면서<text:s/>CPU를<text:s/>사용하며,<text:s/>한<text:s/>번에<text:s/>자신의<text:s/>고유한<text:s/>priority만큼의<text:s/>시간을<text:s/>사용할<text:s/>수<text:s/>있다.<text:s/>예를<text:s/>들어<text:s/>타임<text:s/>슬라이스를<text:s/>1<text:s/>tick이라<text:s/>하고<text:s/>priority가<text:s/>5라면<text:s/>자신의<text:s/>차례가<text:s/>되었을<text:s/>때<text:s/>5tick<text:s/>만큼<text:s/>사용가능하며,<text:s/>그<text:s/>후<text:s/>시스템에<text:s/>의해<text:s/>preempt되어<text:s/>다음<text:s/>프로세스에게<text:s/>CPU를<text:s/>양보한다.</text:p>
      <text:p text:style-name="P152"/>
      <text:p text:style-name="P153"/>
      <text:p text:style-name="P154"/>
      <text:p text:style-name="P155">3.<text:s/>System Calls</text:p>
      <text:p text:style-name="P156"/>
      <text:p text:style-name="P157">모든<text:s/>프로세스는<text:s/>시스템<text:s/>콜을<text:s/>통해<text:s/>시스템이나<text:s/>시스템<text:s/>프로세스에게<text:s/>여러<text:s/>작업을<text:s/>맡길<text:s/><text:tab/>수<text:s/>있다.<text:s/>시스템<text:s/>콜을<text:s/>호출하면<text:s/>프로세스는<text:s/>시스템에게<text:s/>해당하는<text:s/>신호를<text:s/>보내며,<text:s/>시스템은<text:s/>다음<text:s/>tick에서<text:s/>이<text:s/>신호를<text:s/>받아<text:s/>자신이<text:s/>작업을<text:s/>처리하거나<text:s/>해당하는<text:s/>시스템<text:s/>프로세스에<text:s/>작업을<text:s/>위임한다.</text:p>
      <text:p text:style-name="P158"/>
      <text:p text:style-name="P159"><text:tab/>-<text:s/>halt :<text:s/>시스템을<text:s/>종료하기<text:s/>위한<text:s/>시스템<text:s/>콜.<text:s/>호출하면<text:s/>시스템은<text:s/>종료<text:s/>루틴을<text:s/><text:tab/>수행한다.</text:p>
      <text:p text:style-name="P160"/>
      <text:p text:style-name="P161"><text:tab/>- process_create :<text:s/>프로세스를<text:s/>생성하기<text:s/>위한<text:s/>시스템<text:s/>콜.<text:s/>호출하면<text:s/>시스템은<text:s/><text:tab/>실행파일에<text:s/>대한<text:s/>정보를<text:s/>creating_queue의<text:s/>back에<text:s/>push한<text:s/>후<text:s/>system_creator에게<text:s/><text:tab/>생성<text:s/>작업을<text:s/>위임한다.</text:p>
      <text:p text:style-name="P162"/>
      <text:p text:style-name="P163"><text:tab/>-<text:s/>process_yield :<text:s/>다음<text:s/>프로세스로<text:s/>전환하기<text:s/>위한<text:s/>시스템<text:s/>콜.<text:s/>호출하면<text:s/>시스템은<text:s/><text:tab/>process_yield를<text:s/>호출한<text:s/>함수를<text:s/>READY<text:s/><text:tab/>상태로<text:s/>설정한<text:s/>후<text:s/>ready_queue의<text:s/>back에<text:s/><text:tab/>push한다.<text:s/>그<text:s/>후<text:s/>ready_queue의<text:s/><text:tab/>front에<text:s/>위치한<text:s/>프로세스를<text:s/>pop하여<text:s/>RUNNING<text:s/><text:soft-page-break/><text:tab/>상태로<text:s/>설정하고<text:s/>running_process를<text:s/>그<text:s/>프로세스로<text:s/>바꾼다.<text:s/>컨택스트<text:s/>스위칭이<text:s/><text:tab/>끝나면<text:s/>프로세스<text:s/>모드로<text:s/>모드<text:s/>전환하여<text:s/>다음<text:s/>프로세스에게<text:s/>컨트롤을<text:s/>넘긴다.</text:p>
      <text:p text:style-name="P164"/>
      <text:p text:style-name="P165"><text:tab/>- process_call_event<text:s/>:<text:s/>특정<text:s/>이벤트를<text:s/>호출하기<text:s/>위한<text:s/>시스템<text:s/>콜.<text:s/>호출하면<text:s/><text:tab/>시스템은<text:s/>우선<text:s/>이벤트를<text:s/>호출한<text:s/>프로세스의<text:s/>상태를<text:s/>WAITING으로<text:s/>바꾼다.<text:s/>그<text:s/>후<text:s/><text:tab/>해당하는<text:s/>event_queue의<text:s/>back에<text:s/>push하여<text:s/>system_event_handler에게<text:s/>이벤트<text:s/>처리<text:s/><text:tab/>작업을<text:s/>위임한다.</text:p>
      <text:p text:style-name="P166"/>
      <text:p text:style-name="P167"><text:tab/>-<text:s/>process_delete :<text:s/>프로세스를<text:s/>제거하기<text:s/>위한<text:s/>시스템<text:s/>콜.<text:s/>호출하면<text:s/>시스템은<text:s/><text:tab/>우선<text:s/>process_delete를<text:s/>호출한<text:s/>함수를<text:s/>DELETING<text:s/>상태로<text:s/>바꾼다.<text:s/>그<text:s/>후<text:s/><text:tab/>deleting_queue의<text:s/>back에<text:s/>push하여<text:s/>system_deletor에게<text:s/>제거<text:s/>작업을<text:s/>위임한다.<text:s/><text:tab/>물론<text:s/>시스템<text:s/>프로세스의<text:s/>제거는<text:s/>불가하다.</text:p>
      <text:p text:style-name="P168"/>
      <text:p text:style-name="P169"/>
      <text:p text:style-name="P170"/>
      <text:p text:style-name="P171">4.<text:s/>Process Cycle</text:p>
      <text:p text:style-name="P172"/>
      <text:p text:style-name="P173">새<text:s/>프로세스의<text:s/>실행은<text:s/>system_console이<text:s/>콘솔을<text:s/>통해<text:s/>실행파일에<text:s/>대한<text:s/>정보를<text:s/>받은<text:s/>후<text:s/>process_create를<text:s/>호출하여<text:s/>처리된다.</text:p>
      <text:p text:style-name="P174"/>
      <text:p text:style-name="P175">새로<text:s/>실행된<text:s/>프로세스의<text:s/>생성은<text:s/>system_creator에<text:s/>의해<text:s/>creating_queue의<text:s/>front부터<text:s/>진행된다.<text:s/>system_creator가<text:s/>프로세스<text:s/>생성을<text:s/>완료하면<text:s/>해당<text:s/>프로세스의<text:s/><text:tab/>상태를<text:s/>READY로<text:s/>바꾼<text:s/>후<text:s/>ready_queue의<text:s/>back에<text:s/>push한다.<text:s/>만약<text:s/>creating_queue가<text:s/>비어<text:s/>있다면<text:s/>바로<text:s/>process_yield를<text:s/>호출하여<text:s/>다음<text:s/>프로세스로<text:s/>넘긴다.</text:p>
      <text:p text:style-name="P176"/>
      <text:p text:style-name="P177">프로세스의<text:s/>제거는<text:s/>system_deletor에<text:s/>의해<text:s/>deleting_queue의<text:s/>front부터<text:s/>진행된다.<text:s/>system_deletor가<text:s/>프로세스<text:s/>삭제를<text:s/>완료하면<text:s/>관련된<text:s/>모든<text:s/>정보가<text:s/>시스템에서<text:s/>삭제된다.<text:s/>제거될<text:s/>프로세스가<text:s/>없다면<text:s/>바로<text:s/>process_yield를<text:s/>호출하여<text:s/>다음<text:s/>프로세스로<text:s/>넘긴다.</text:p>
      <text:p text:style-name="P178"><text:tab/><text:s/></text:p>
      <text:p text:style-name="P179">이벤트<text:s/>처리는<text:s/>각각의<text:s/>system_event_handler가<text:s/>처리하며,<text:s/>event가<text:s/>끝나면<text:s/>해당<text:s/>event_queue의<text:s/>모든<text:s/>프로세스를<text:s/>pop하여<text:s/>READY<text:s/>상태로<text:s/>바꾼<text:s/>후<text:s/>ready_queue의<text:s/><text:tab/>back에<text:s/>순서대로<text:s/>push한다.<text:s/>호출된<text:s/>event가<text:s/>없으면<text:s/>바로<text:s/>process_yield를<text:s/>호출하여<text:s/>다음<text:s/>프로세스로<text:s/>넘긴다.</text:p>
      <text:p text:style-name="P180"/>
      <text:p text:style-name="P181"/>
      <text:p text:style-name="P182"/>
      <text:p text:style-name="P183">5.<text:s/>Thread System</text:p>
      <text:p text:style-name="P184"/>
      <text:p text:style-name="P185">스레드는<text:s/>한<text:s/>프로세스<text:s/>당<text:s/>여러<text:s/>개를<text:s/>가질<text:s/>수<text:s/>있으며,<text:s/>thread_create<text:s/>시스템<text:s/>콜에<text:s/>의해<text:s/>생성된다.<text:s/>각<text:s/>스레드는<text:s/>프로세스에<text:s/>할당된<text:s/>tick을<text:s/>n분하며,<text:s/>만약<text:s/>1 tick이<text:s/>할당된<text:s/>프로세스에<text:s/>세<text:s/>스레드가<text:s/>존재하여<text:s/>한<text:s/>스레드가<text:s/>1 tick을<text:s/>사용하였다면<text:s/>다음<text:s/>차례와<text:s/>다다음<text:s/>차례의<text:s/>1 tick은<text:s/>나머지<text:s/>두<text:s/>스레드가<text:s/>각각<text:s/>사용한다.</text:p>
      <text:p text:style-name="P186"/>
      <text:soft-page-break/>
      <text:p text:style-name="P187">스레드는<text:s/>같은<text:s/>프로세스<text:s/>내의<text:s/>모든<text:s/>스레드와<text:s/>같은<text:s/>메모리<text:s/>공간을<text:s/>공유한다.</text:p>
      <text:p text:style-name="P188"/>
      <text:p text:style-name="P189">한<text:s/>프로세스<text:s/>내의<text:s/>각<text:s/>스레드<text:s/>상태와<text:s/>레지스터<text:s/>집합,<text:s/>스택은<text:s/>독립적이다.</text:p>
      <text:p text:style-name="P190"/>
      <text:p text:style-name="P191">스레드<text:s/>시스템을<text:s/>구성하기<text:s/>위해<text:s/>프로세스<text:s/>구조에<text:s/>스레드들의<text:s/>리스트<text:s/>threads를<text:s/>추가하고,<text:s/>독립적인<text:s/>요소인<text:s/>status와<text:s/>reg_set을<text:s/>제거하자.<text:s/>스레드의<text:s/>자료구조는<text:s/>다음과<text:s/>같이<text:s/>만든다.</text:p>
      <text:p text:style-name="P192"/>
      <text:p text:style-name="P193"><text:tab/>- tid :<text:s/>스레드<text:s/>식별자.</text:p>
      <text:p text:style-name="P194"><text:tab/>-<text:s/>status :<text:s/>스레드<text:s/>상태.</text:p>
      <text:p text:style-name="P195"><text:tab/>-<text:s/>reg_set :<text:s/>레지스터<text:s/>집합.<text:s/></text:p>
      <text:p text:style-name="Standard"><text:span text:style-name="T196"><text:tab/>- process :<text:s/></text:span><text:span text:style-name="T197">자신이</text:span><text:span text:style-name="T198"><text:s/></text:span><text:span text:style-name="T199">속한</text:span><text:span text:style-name="T200"><text:s/></text:span><text:span text:style-name="T201">프로세스</text:span><text:span text:style-name="T202">.<text:s/></text:span><text:span text:style-name="T203">나머지</text:span><text:span text:style-name="T204"><text:s/></text:span><text:span text:style-name="T205">모든</text:span><text:span text:style-name="T206"><text:s/></text:span><text:span text:style-name="T207">자원은</text:span><text:span text:style-name="T208"><text:s/></text:span><text:span text:style-name="T209">프로세스</text:span><text:span text:style-name="T210"><text:s/></text:span><text:span text:style-name="T211">안에서</text:span><text:span text:style-name="T212"><text:s/></text:span><text:span text:style-name="T213">공유하며</text:span><text:span text:style-name="T214">,</text:span><text:span text:style-name="T215"><text:s/></text:span><text:span text:style-name="T216"><text:tab/></text:span><text:span text:style-name="T217">이</text:span><text:span text:style-name="T218"><text:s/></text:span><text:span text:style-name="T219">포인터를</text:span><text:span text:style-name="T220"><text:s/></text:span><text:span text:style-name="T221">통해</text:span><text:span text:style-name="T222"><text:s/></text:span><text:span text:style-name="T223">프로세스의</text:span><text:span text:style-name="T224"><text:s/></text:span><text:span text:style-name="T225">자원을</text:span><text:span text:style-name="T226"><text:s/></text:span><text:span text:style-name="T227">사용할</text:span><text:span text:style-name="T228"><text:s/></text:span><text:span text:style-name="T229">수</text:span><text:span text:style-name="T230"><text:s/></text:span><text:span text:style-name="T231">있다</text:span><text:span text:style-name="T232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JP Regular" svg:font-family="Noto Sans CJK JP Regular" style:font-family-generic="system" style:font-pitch="variable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 No9 L" style:font-name-asian="맑은 고딕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JP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onggyun Kim</dc:creator>
    <meta:creation-date>2017-10-10T21:30:00Z</meta:creation-date>
    <dc:date>2017-10-10T17:18:00Z</dc:date>
    <meta:template xlink:href="Normal.dotm" xlink:type="simple"/>
    <meta:editing-cycles>9</meta:editing-cycles>
    <meta:editing-duration>PT16500S</meta:editing-duration>
    <meta:document-statistic meta:page-count="6" meta:paragraph-count="10" meta:word-count="780" meta:character-count="5218" meta:row-count="37" meta:non-whitespace-character-count="4448"/>
  </office:meta>
</office:document-meta>
</file>